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214c90"/>
    </style:style>
    <style:style style:name="P3" style:family="paragraph" style:parent-style-name="Table_20_Contents">
      <style:text-properties officeooo:rsid="001efd2f"/>
    </style:style>
    <style:style style:name="P4" style:family="paragraph" style:parent-style-name="Table_20_Contents">
      <style:text-properties officeooo:rsid="002493a0" officeooo:paragraph-rsid="002493a0"/>
    </style:style>
    <style:style style:name="P5" style:family="paragraph" style:parent-style-name="Table_20_Contents">
      <style:text-properties officeooo:rsid="0022f8a3" officeooo:paragraph-rsid="00264382"/>
    </style:style>
    <style:style style:name="P6" style:family="paragraph" style:parent-style-name="Table_20_Contents">
      <style:text-properties officeooo:rsid="00273eb5" officeooo:paragraph-rsid="00273eb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P9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3eb5"/>
    </style:style>
    <style:style style:name="P10" style:family="paragraph" style:parent-style-name="Standard">
      <style:text-properties officeooo:rsid="00264382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 style:list-style-name="L3"/>
    <style:style style:name="P13" style:family="paragraph" style:parent-style-name="Standard" style:list-style-name="L3">
      <style:text-properties officeooo:rsid="001efd2f" officeooo:paragraph-rsid="001efd2f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8e987" officeooo:paragraph-rsid="00299bd6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6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2493a0" style:font-size-asian="12pt" style:font-size-complex="12pt"/>
    </style:style>
    <style:style style:name="P18" style:family="paragraph" style:parent-style-name="Table_20_Contents" style:list-style-name="L1">
      <style:text-properties officeooo:paragraph-rsid="001efd2f"/>
    </style:style>
    <style:style style:name="P19" style:family="paragraph" style:parent-style-name="Table_20_Contents" style:list-style-name="L1">
      <style:text-properties officeooo:rsid="001efd2f" officeooo:paragraph-rsid="001efd2f"/>
    </style:style>
    <style:style style:name="P20" style:family="paragraph" style:parent-style-name="Table_20_Contents" style:list-style-name="L1">
      <style:text-properties officeooo:rsid="00280eb8" officeooo:paragraph-rsid="00280eb8"/>
    </style:style>
    <style:style style:name="P21" style:family="paragraph" style:parent-style-name="Table_20_Contents" style:list-style-name="L1">
      <style:text-properties officeooo:rsid="001fb3ab" officeooo:paragraph-rsid="001fb3ab"/>
    </style:style>
    <style:style style:name="P22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13257"/>
    </style:style>
    <style:style style:name="T5" style:family="text">
      <style:text-properties officeooo:rsid="0023f18d"/>
    </style:style>
    <style:style style:name="T6" style:family="text">
      <style:text-properties officeooo:rsid="002493a0"/>
    </style:style>
    <style:style style:name="T7" style:family="text">
      <style:text-properties officeooo:rsid="00264382"/>
    </style:style>
    <style:style style:name="T8" style:family="text">
      <style:text-properties officeooo:rsid="00273eb5"/>
    </style:style>
    <style:style style:name="T9" style:family="text">
      <style:text-properties officeooo:rsid="00279d2e"/>
    </style:style>
    <style:style style:name="T10" style:family="text">
      <style:text-properties officeooo:rsid="0028e987"/>
    </style:style>
    <style:style style:name="T11" style:family="text">
      <style:text-properties officeooo:rsid="002912e8"/>
    </style:style>
    <style:style style:name="T12" style:family="text">
      <style:text-properties officeooo:rsid="00299b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Ricerca avanzata del personale asilo da <text:span text:style-name="T8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<text:span text:style-name="T9">L'utente della categoria personale asilo</text:span><text:span text:style-name="T3">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Standard">1. <text:span text:style-name="T9">L'utente della categoria personale asilo</text:span><text:span text:style-name="T1"> a</text:span>ccede alla sezione per la <text:span text:style-name="T2">ricerca avanzata </text:span><text:span text:style-name="T7">del personale dell'asilo.</text:span></text:p>
            <text:p text:style-name="P10"/>
            <text:p text:style-name="P9"><text:span text:style-name="T8">2. </text:span><text:span text:style-name="T7">Il sistema visualizza la sezione per la ricerca avanzata.</text:span></text:p>
            <text:p text:style-name="P3"/>
            <text:p text:style-name="Standard"><text:span text:style-name="T8">3</text:span>. <text:span text:style-name="T9">L'utente della categoria personale asilo</text:span><text:span text:style-name="T1"> <text:s/>i</text:span>nserisce, <text:span text:style-name="T2">anche parzialmente, un valore in uno o più dei campi del modulo:</text:span></text:p>
            <text:list xml:id="list43413480" text:style-name="L1">
              <text:list-item>
                <text:p text:style-name="P19">Nome </text:p>
              </text:list-item>
              <text:list-item>
                <text:p text:style-name="P19">Cognome </text:p>
              </text:list-item>
              <text:list-item>
                <text:p text:style-name="P18"><text:span text:style-name="T2">Codice Fiscale </text:span><text:span text:style-name="T3"><text:s/></text:span></text:p>
              </text:list-item>
              <text:list-item>
                <text:p text:style-name="P20">Domicilio</text:p>
              </text:list-item>
              <text:list-item>
                <text:p text:style-name="P20">Residenza</text:p>
              </text:list-item>
              <text:list-item>
                <text:p text:style-name="P21">e/o selezionare la categoria di <text:span text:style-name="T6">utente </text:span>dalla lista:</text:p>
              </text:list-item>
              <text:list-item>
                <text:p text:style-name="P15">Personale docente </text:p>
              </text:list-item>
            </text:list>
            <text:list xml:id="list43415284" text:style-name="L2">
              <text:list-item>
                <text:p text:style-name="P16">Personale tecnico-amministrativo di ruolo</text:p>
              </text:list-item>
              <text:list-item>
                <text:p text:style-name="P17">Altro tipo di personale</text:p>
              </text:list-item>
            </text:list>
            <text:list xml:id="list43465592" text:continue-list="list43413480" text:style-name="L1">
              <text:list-header>
                <text:p text:style-name="P22"/>
              </text:list-header>
            </text:list>
            <text:p text:style-name="Standard"><text:span text:style-name="T8">4</text:span><text:span text:style-name="T3">. </text:span><text:span text:style-name="T9">L'utente della categoria personale asilo</text:span><text:span text:style-name="T1"> s</text:span>ottomette al sistema il valore inserito.</text:p>
            <text:p text:style-name="P2"/>
            <text:p text:style-name="P8"><text:span text:style-name="T8">5</text:span>. <text:s/>Il sistema mostra i risultati della ricerca.</text:p>
            <text:p text:style-name="P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0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444372" text:style-name="L3">
              <text:list-item>
                <text:p text:style-name="P12"><text:span text:style-name="T2">I parametri inseriti </text:span><text:span text:style-name="T8">dall</text:span><text:span text:style-name="T9">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13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Standard"><text:span text:style-name="T9">L'utente della categoria personale asilo</text:span> deve poter ricercare un <text:span text:style-name="T6">elemento del personale, iscritto</text:span> <text:span text:style-name="T5">a</text:span><text:span text:style-name="T4">l sistema, </text:span>in meno di <text:span text:style-name="T2">10</text:span> secondi.</text:p>
          </table:table-cell>
        </table:table-row>
      </table:table>
      <text:p text:style-name="P11"/>
      <text:p text:style-name="P14"><text:span text:style-name="T12">UC_A_6_19</text:span> <text:span text:style-name="T11">mediante la ricerca il personale a</text:span><text:span text:style-name="T12">mministrativo</text:span><text:span text:style-name="T11"> può vedere i propri da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9M56S</meta:editing-duration>
    <meta:editing-cycles>15</meta:editing-cycles>
    <meta:generator>LibreOffice/3.6$Windows_x86 LibreOffice_project/da8c1e6-fd468f4-454e206-f42a4a9-143cfd</meta:generator>
    <dc:date>2012-10-23T23:31:35.93</dc:date>
    <meta:document-statistic meta:table-count="1" meta:image-count="0" meta:object-count="0" meta:page-count="1" meta:paragraph-count="31" meta:word-count="227" meta:character-count="1500" meta:non-whitespace-character-count="1306"/>
  </office:meta>
</office:document-meta>
</file>